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7.4374in" svg:height="6.6783in" svg:x="0.6102in" svg:y="2.352in">
            <draw:object draw:notify-on-update-of-ranges="Sheet1.A1:Sheet1.A1 Sheet1.A2:Sheet1.A9 Sheet1.B1:Sheet1.B1 Sheet1.B2:Sheet1.B9 Sheet1.A1:Sheet1.A1 Sheet1.A2:Sheet1.A9 Sheet1.C1:Sheet1.C1 Sheet1.C2:Sheet1.C9 Sheet1.A1:Sheet1.A1 Sheet1.A2:Sheet1.A9 Sheet1.D1:Sheet1.D1 Sheet1.D2:Sheet1.D9 Sheet1.A1:Sheet1.A1 Sheet1.A2:Sheet1.A9 Sheet1.E1:Sheet1.E1 Sheet1.E2:Sheet1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V</text:p>
          </table:table-cell>
          <table:table-cell office:value-type="string">
            <text:p>10W</text:p>
          </table:table-cell>
          <table:table-cell office:value-type="string">
            <text:p>15W</text:p>
          </table:table-cell>
          <table:table-cell office:value-type="string">
            <text:p>22W</text:p>
          </table:table-cell>
          <table:table-cell office:value-type="string">
            <text:p>25W</text:p>
          </table:table-cell>
        </table:table-row>
        <table:table-row table:style-name="ro1">
          <table:table-cell office:value-type="float" office:value="12.37">
            <text:p>12.37</text:p>
          </table:table-cell>
          <table:table-cell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float" office:value="8.88">
            <text:p>8.88</text:p>
          </table:table-cell>
          <table:table-cell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float" office:value="12.29">
            <text:p>12.29</text:p>
          </table:table-cell>
          <table:table-cell/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float" office:value="8.73">
            <text:p>8.73</text:p>
          </table:table-cell>
          <table:table-cell/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12.17">
            <text:p>12.17</text:p>
          </table:table-cell>
          <table:table-cell table:number-columns-repeated="2"/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8.55">
            <text:p>8.55</text:p>
          </table:table-cell>
          <table:table-cell table:number-columns-repeated="2"/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12.09">
            <text:p>12.09</text:p>
          </table:table-cell>
          <table:table-cell table:number-columns-repeated="3"/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.43">
            <text:p>8.43</text:p>
          </table:table-cell>
          <table:table-cell table:number-columns-repeated="3"/>
          <table:table-cell office:value-type="float" office:value="280">
            <text:p>28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12/21/2014</text:date>, <text:time>01:2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21T00:09:06</meta:creation-date>
    <dc:date>2014-12-21T01:20:39</dc:date>
    <meta:editing-duration>PT01H00M53S</meta:editing-duration>
    <meta:editing-cycles>2</meta:editing-cycles>
    <meta:generator>OpenOffice.org/3.2$Unix OpenOffice.org_project/320m12$Build-9483</meta:generator>
    <meta:document-statistic meta:table-count="3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100" chart:interval-major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92cm" svg:height="16.964cm" xlink:href=".." chart:class="chart:scatter" chart:style-name="ch1">
        <chart:legend chart:legend-position="end" svg:x="17.23cm" svg:y="7.638cm" chart:style-name="ch2"/>
        <chart:plot-area chart:style-name="ch3" table:cell-range-address="Sheet1.A1:Sheet1.E9" chart:data-source-has-labels="row" svg:x="0.377cm" svg:y="0.339cm" svg:width="16.477cm" svg:height="15.9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8" chart:values-cell-range-address="Sheet1.C2:Sheet1.C9" chart:label-cell-address="Sheet1.C1:Sheet1.C1" chart:class="chart:scatter">
            <chart:data-point chart:repeated="8"/>
          </chart:series>
          <chart:series chart:style-name="ch9" chart:values-cell-range-address="Sheet1.D2:Sheet1.D9" chart:label-cell-address="Sheet1.D1:Sheet1.D1" chart:class="chart:scatter">
            <chart:data-point chart:repeated="8"/>
          </chart:series>
          <chart:series chart:style-name="ch10" chart:values-cell-range-address="Sheet1.E2:Sheet1.E9" chart:label-cell-address="Sheet1.E1:Sheet1.E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10W</text:p>
              </table:table-cell>
              <table:table-cell office:value-type="string">
                <text:p text:id="Sheet1.C1:Sheet1.C1">15W</text:p>
              </table:table-cell>
              <table:table-cell office:value-type="string">
                <text:p text:id="Sheet1.D1:Sheet1.D1">22W</text:p>
              </table:table-cell>
              <table:table-cell office:value-type="string">
                <text:p text:id="Sheet1.E1:Sheet1.E1">25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37">
                <text:p text:id="Sheet1.A2:Sheet1.A9">12.37</text:p>
              </table:table-cell>
              <table:table-cell office:value-type="float" office:value="134">
                <text:p text:id="Sheet1.B2:Sheet1.B9">134</text:p>
              </table:table-cell>
              <table:table-cell office:value-type="float" office:value="1.#NAN">
                <text:p text:id="Sheet1.C2:Sheet1.C9">1.#NAN</text:p>
              </table:table-cell>
              <table:table-cell office:value-type="float" office:value="1.#NAN">
                <text:p text:id="Sheet1.D2:Sheet1.D9">1.#NAN</text:p>
              </table:table-cell>
              <table:table-cell office:value-type="float" office:value="1.#NAN">
                <text:p text:id="Sheet1.E2:Sheet1.E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88">
                <text:p>8.88</text:p>
              </table:table-cell>
              <table:table-cell office:value-type="float" office:value="139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9">
                <text:p>12.29</text:p>
              </table:table-cell>
              <table:table-cell office:value-type="float" office:value="1.#NAN">
                <text:p>1.#NAN</text:p>
              </table:table-cell>
              <table:table-cell office:value-type="float" office:value="171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3">
                <text:p>8.73</text:p>
              </table:table-cell>
              <table:table-cell office:value-type="float" office:value="1.#NAN">
                <text:p>1.#NAN</text:p>
              </table:table-cell>
              <table:table-cell office:value-type="float" office:value="181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7">
                <text:p>12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2">
                <text:p>2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5">
                <text:p>8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0">
                <text:p>24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09">
                <text:p>12.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3">
                <text:p>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